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3.528cm"/>
    </style:style>
    <style:style style:name="co5" style:family="table-column">
      <style:table-column-properties fo:break-before="auto" style:column-width="3.251cm"/>
    </style:style>
    <style:style style:name="co6" style:family="table-column">
      <style:table-column-properties fo:break-before="auto" style:column-width="3.63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2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26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2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>
            <text:p>dqr0</text:p>
          </table:table-cell>
          <table:table-cell table:style-name="ce1" office:value-type="string">
            <text:p>mu*</text:p>
          </table:table-cell>
          <table:table-cell table:style-name="ce1" office:value-type="string">
            <text:p>Lambda</text:p>
          </table:table-cell>
          <table:table-cell table:style-name="ce1" office:value-type="string">
            <text:p>log(Lambda)</text:p>
          </table:table-cell>
          <table:table-cell table:style-name="ce1" office:value-type="string">
            <text:p>varphi0</text:p>
          </table:table-cell>
          <table:table-cell table:style-name="ce1" office:value-type="string">
            <text:p>log10(varphi0)</text:p>
          </table:table-cell>
          <table:table-cell table:style-name="ce1" office:value-type="string">
            <text:p>nu</text:p>
          </table:table-cell>
          <table:table-cell table:style-name="ce1" office:value-type="string">
            <text:p>amplitude</text:p>
          </table:table-cell>
          <table:table-cell office:value-type="string">
            <text:p>log(amplitude)</text:p>
          </table:table-cell>
          <table:table-cell table:style-name="ce1" office:value-type="string">
            <text:p>(mu* - Lambda)/mu*</text:p>
          </table:table-cell>
          <table:table-cell table:style-name="ce1" office:value-type="string">
            <text:p>log(mu* - Lambda)</text:p>
          </table:table-cell>
          <table:table-cell table:style-name="ce1"/>
          <table:table-cell table:style-name="ce1" office:value-type="string">
            <text:p>(mu* - Lambda)^(1/4)</text:p>
          </table:table-cell>
          <table:table-cell table:style-name="ce1" table:number-columns-repeated="6"/>
          <table:table-cell table:number-columns-repeated="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2" table:number-columns-repeated="6"/>
          <table:table-cell table:style-name="ce2" office:value-type="float" office:value="0">
            <text:p>0.0000000000</text:p>
          </table:table-cell>
          <table:table-cell table:style-name="ce2"/>
          <table:table-cell table:style-name="ce2" office:value-type="float" office:value="0">
            <text:p>0.0000000000</text:p>
          </table:table-cell>
          <table:table-cell table:style-name="ce2" table:number-columns-repeated="3"/>
          <table:table-cell table:style-name="ce1" table:number-columns-repeated="6"/>
          <table:table-cell table:number-columns-repeated="2"/>
        </table:table-row>
        <table:table-row table:style-name="ro1">
          <table:table-cell table:style-name="ce1" office:value-type="string">
            <text:p>0.05</text:p>
          </table:table-cell>
          <table:table-cell table:style-name="ce2" office:value-type="float" office:value="1.32517062309117">
            <text:p>1.3251706231</text:p>
          </table:table-cell>
          <table:table-cell table:style-name="ce2" office:value-type="float" office:value="1.32517061078051">
            <text:p>1.3251706108</text:p>
          </table:table-cell>
          <table:table-cell table:style-name="ce2" table:formula="of:=LOG([.C3];10)" office:value-type="float" office:value="0.122271795669488">
            <text:p>0.1222717957</text:p>
          </table:table-cell>
          <table:table-cell table:style-name="ce2" office:value-type="float" office:value="1.3250872894487">
            <text:p>1.3250872894</text:p>
          </table:table-cell>
          <table:table-cell table:style-name="ce2" table:formula="of:=LOG([.E3];10)" office:value-type="float" office:value="0.122244488142444">
            <text:p>0.1222444881</text:p>
          </table:table-cell>
          <table:table-cell table:style-name="ce2" office:value-type="float" office:value="2.62707538955775">
            <text:p>2.6270753896</text:p>
          </table:table-cell>
          <table:table-cell table:style-name="ce2" office:value-type="float" office:value="0.0434275892252">
            <text:p>0.0434275892</text:p>
          </table:table-cell>
          <table:table-cell table:style-name="ce2" table:formula="of:=LOG([.H3];10)" office:value-type="float" office:value="-1.36223427874858">
            <text:p>-1.3622342787</text:p>
          </table:table-cell>
          <table:table-cell table:style-name="ce2" table:formula="of:=([.B3]-[.C3])/[.B3]" office:value-type="float" office:value="0.00000000928986774258564">
            <text:p>0.0000000093</text:p>
          </table:table-cell>
          <table:table-cell table:style-name="ce2" table:formula="of:=LOG([.J3];10)" office:value-type="float" office:value="-8.03199046889916">
            <text:p>-8.0319904689</text:p>
          </table:table-cell>
          <table:table-cell table:style-name="ce2"/>
          <table:table-cell table:style-name="ce2" table:formula="of:=[.J3]^(1/4)" office:value-type="float" office:value="0.00981753329436751">
            <text:p>0.0098175333</text:p>
          </table:table-cell>
          <table:table-cell table:style-name="ce3" table:number-columns-repeated="4"/>
          <table:table-cell table:style-name="ce3">
            <draw:frame table:end-cell-address="Sheet1.Y23" table:end-x="0.375cm" table:end-y="0.374cm" draw:z-index="3" draw:style-name="gr1" draw:text-style-name="P1" svg:width="15.999cm" svg:height="8.979cm" svg:x="0.183cm" svg:y="0.427cm">
              <draw:object draw:notify-on-update-of-ranges="Sheet1.C5:Sheet1.C13 Sheet1.E5:Sheet1.E1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3"/>
          <table:table-cell table:style-name="ce4" table:number-columns-repeated="2"/>
        </table:table-row>
        <table:table-row table:style-name="ro1">
          <table:table-cell table:style-name="ce1" office:value-type="string">
            <text:p>0.1</text:p>
          </table:table-cell>
          <table:table-cell table:style-name="ce2" office:value-type="float" office:value="1.32517062309117">
            <text:p>1.3251706231</text:p>
          </table:table-cell>
          <table:table-cell table:style-name="ce2" office:value-type="float" office:value="1.32517061119036">
            <text:p>1.3251706112</text:p>
          </table:table-cell>
          <table:table-cell table:style-name="ce2" table:formula="of:=LOG([.C4];10)" office:value-type="float" office:value="0.122271795803807">
            <text:p>0.1222717958</text:p>
          </table:table-cell>
          <table:table-cell table:style-name="ce2" office:value-type="float" office:value="1.32484461595476">
            <text:p>1.3248446160</text:p>
          </table:table-cell>
          <table:table-cell table:style-name="ce2" table:formula="of:=LOG([.E4];10)" office:value-type="float" office:value="0.122164945147847">
            <text:p>0.1221649451</text:p>
          </table:table-cell>
          <table:table-cell table:style-name="ce2" office:value-type="float" office:value="2.62555793106035">
            <text:p>2.6255579311</text:p>
          </table:table-cell>
          <table:table-cell table:style-name="ce2" office:value-type="float" office:value="0.0858288655549">
            <text:p>0.0858288656</text:p>
          </table:table-cell>
          <table:table-cell table:style-name="ce2" table:formula="of:=LOG([.H4];10)" office:value-type="float" office:value="-1.06636662773493">
            <text:p>-1.0663666277</text:p>
          </table:table-cell>
          <table:table-cell table:style-name="ce2" table:formula="of:=([.B4]-[.C4])/[.B4]" office:value-type="float" office:value="0.00000000898058686612418">
            <text:p>0.0000000090</text:p>
          </table:table-cell>
          <table:table-cell table:style-name="ce2" table:formula="of:=LOG([.J4];10)" office:value-type="float" office:value="-8.04669528199735">
            <text:p>-8.0466952820</text:p>
          </table:table-cell>
          <table:table-cell table:style-name="ce2"/>
          <table:table-cell table:style-name="ce2" table:formula="of:=[.J4]^(1/4)" office:value-type="float" office:value="0.00973478085895064">
            <text:p>0.0097347809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1">
          <table:table-cell table:style-name="ce1" office:value-type="string">
            <text:p>0.2</text:p>
          </table:table-cell>
          <table:table-cell table:style-name="ce2" office:value-type="float" office:value="1.32517062309117">
            <text:p>1.3251706231</text:p>
          </table:table-cell>
          <table:table-cell table:style-name="ce2" office:value-type="float" office:value="1.32516949747213">
            <text:p>1.3251694975</text:p>
          </table:table-cell>
          <table:table-cell table:style-name="ce2" table:formula="of:=LOG([.C5];10)" office:value-type="float" office:value="0.122271430807873">
            <text:p>0.1222714308</text:p>
          </table:table-cell>
          <table:table-cell table:style-name="ce2" office:value-type="float" office:value="1.32391697389185">
            <text:p>1.3239169739</text:p>
          </table:table-cell>
          <table:table-cell table:style-name="ce2" table:formula="of:=LOG([.E5];10)" office:value-type="float" office:value="0.121860750276463">
            <text:p>0.1218607503</text:p>
          </table:table-cell>
          <table:table-cell table:style-name="ce2" office:value-type="float" office:value="2.6197506745858">
            <text:p>2.6197506746</text:p>
          </table:table-cell>
          <table:table-cell table:style-name="ce2" office:value-type="float" office:value="0.167819">
            <text:p>0.1678190000</text:p>
          </table:table-cell>
          <table:table-cell table:style-name="ce2" table:formula="of:=LOG([.H5];10)" office:value-type="float" office:value="-0.775158871111447">
            <text:p>-0.7751588711</text:p>
          </table:table-cell>
          <table:table-cell table:style-name="ce2" table:formula="of:=([.B5]-[.C5])/[.B5]" office:value-type="float" office:value="0.000000849414422839356">
            <text:p>0.0000008494</text:p>
          </table:table-cell>
          <table:table-cell table:style-name="ce2" table:formula="of:=LOG([.J5];10)" office:value-type="float" office:value="-6.07088036907366">
            <text:p>-6.0708803691</text:p>
          </table:table-cell>
          <table:table-cell table:style-name="ce2"/>
          <table:table-cell table:style-name="ce2" table:formula="of:=[.J5]^(1/4)" office:value-type="float" office:value="0.0303584719182519">
            <text:p>0.0303584719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1">
          <table:table-cell table:style-name="ce1" office:value-type="string">
            <text:p>0.3</text:p>
          </table:table-cell>
          <table:table-cell table:style-name="ce2" office:value-type="float" office:value="1.32517062309117">
            <text:p>1.3251706231</text:p>
          </table:table-cell>
          <table:table-cell table:style-name="ce2" office:value-type="float" office:value="1.32516170756849">
            <text:p>1.3251617076</text:p>
          </table:table-cell>
          <table:table-cell table:style-name="ce2" table:formula="of:=LOG([.C6];10)" office:value-type="float" office:value="0.122268877834751">
            <text:p>0.1222688778</text:p>
          </table:table-cell>
          <table:table-cell table:style-name="ce2" office:value-type="float" office:value="1.32244263763339">
            <text:p>1.3224426376</text:p>
          </table:table-cell>
          <table:table-cell table:style-name="ce2" table:formula="of:=LOG([.E6];10)" office:value-type="float" office:value="0.121376843127204">
            <text:p>0.1213768431</text:p>
          </table:table-cell>
          <table:table-cell table:style-name="ce2" office:value-type="float" office:value="2.61055709288362">
            <text:p>2.6105570929</text:p>
          </table:table-cell>
          <table:table-cell table:style-name="ce2" office:value-type="float" office:value="0.2463979">
            <text:p>0.2463979000</text:p>
          </table:table-cell>
          <table:table-cell table:style-name="ce2" table:formula="of:=LOG([.H6];10)" office:value-type="float" office:value="-0.60836299789681">
            <text:p>-0.6083629979</text:p>
          </table:table-cell>
          <table:table-cell table:style-name="ce2" table:formula="of:=([.B6]-[.C6])/[.B6]" office:value-type="float" office:value="0.00000672783000509076">
            <text:p>0.0000067278</text:p>
          </table:table-cell>
          <table:table-cell table:style-name="ce2" table:formula="of:=LOG([.J6];10)" office:value-type="float" office:value="-5.17212499057277">
            <text:p>-5.1721249906</text:p>
          </table:table-cell>
          <table:table-cell table:style-name="ce2"/>
          <table:table-cell table:style-name="ce2" table:formula="of:=[.J6]^(1/4)" office:value-type="float" office:value="0.0509294225837319">
            <text:p>0.0509294226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1">
          <table:table-cell table:style-name="ce1" office:value-type="string">
            <text:p>0.4</text:p>
          </table:table-cell>
          <table:table-cell table:style-name="ce2" office:value-type="float" office:value="1.32517062309117">
            <text:p>1.3251706231</text:p>
          </table:table-cell>
          <table:table-cell table:style-name="ce2" office:value-type="float" office:value="1.32514536596774">
            <text:p>1.3251453660</text:p>
          </table:table-cell>
          <table:table-cell table:style-name="ce2" table:formula="of:=LOG([.C7];10)" office:value-type="float" office:value="0.122263522178342">
            <text:p>0.1222635222</text:p>
          </table:table-cell>
          <table:table-cell table:style-name="ce2" office:value-type="float" office:value="1.32045546468924">
            <text:p>1.3204554647</text:p>
          </table:table-cell>
          <table:table-cell table:style-name="ce2" table:formula="of:=LOG([.E7];10)" office:value-type="float" office:value="0.120723758238228">
            <text:p>0.1207237582</text:p>
          </table:table-cell>
          <table:table-cell table:style-name="ce2" office:value-type="float" office:value="2.59827029434691">
            <text:p>2.5982702943</text:p>
          </table:table-cell>
          <table:table-cell table:style-name="ce2" office:value-type="float" office:value="0.321906">
            <text:p>0.3219060000</text:p>
          </table:table-cell>
          <table:table-cell table:style-name="ce2" table:formula="of:=LOG([.H7];10)" office:value-type="float" office:value="-0.492270928432104">
            <text:p>-0.4922709284</text:p>
          </table:table-cell>
          <table:table-cell table:style-name="ce2" table:formula="of:=([.B7]-[.C7])/[.B7]" office:value-type="float" office:value="0.0000190595256110541">
            <text:p>0.0000190595</text:p>
          </table:table-cell>
          <table:table-cell table:style-name="ce2" table:formula="of:=LOG([.J7];10)" office:value-type="float" office:value="-4.71988791309252">
            <text:p>-4.7198879131</text:p>
          </table:table-cell>
          <table:table-cell table:style-name="ce2"/>
          <table:table-cell table:style-name="ce2" table:formula="of:=[.J7]^(1/4)" office:value-type="float" office:value="0.0660736078916819">
            <text:p>0.0660736079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1">
          <table:table-cell table:style-name="ce1" office:value-type="string">
            <text:p>0.5</text:p>
          </table:table-cell>
          <table:table-cell table:style-name="ce2" office:value-type="float" office:value="1.32517062309117">
            <text:p>1.3251706231</text:p>
          </table:table-cell>
          <table:table-cell table:style-name="ce2" office:value-type="float" office:value="1.32510932007215">
            <text:p>1.3251093201</text:p>
          </table:table-cell>
          <table:table-cell table:style-name="ce2" table:formula="of:=LOG([.C8];10)" office:value-type="float" office:value="0.122251708571421">
            <text:p>0.1222517086</text:p>
          </table:table-cell>
          <table:table-cell table:style-name="ce2" office:value-type="float" office:value="1.31797344394952">
            <text:p>1.3179734439</text:p>
          </table:table-cell>
          <table:table-cell table:style-name="ce2" table:formula="of:=LOG([.E8];10)" office:value-type="float" office:value="0.119906659679558">
            <text:p>0.1199066597</text:p>
          </table:table-cell>
          <table:table-cell table:style-name="ce2" office:value-type="float" office:value="2.58304489332025">
            <text:p>2.5830448933</text:p>
          </table:table-cell>
          <table:table-cell table:style-name="ce2" office:value-type="float" office:value="0.394781">
            <text:p>0.3947810000</text:p>
          </table:table-cell>
          <table:table-cell table:style-name="ce2" table:formula="of:=LOG([.H8];10)" office:value-type="float" office:value="-0.403643757202297">
            <text:p>-0.4036437572</text:p>
          </table:table-cell>
          <table:table-cell table:style-name="ce2" table:formula="of:=([.B8]-[.C8])/[.B8]" office:value-type="float" office:value="0.0000462604723888052">
            <text:p>0.0000462605</text:p>
          </table:table-cell>
          <table:table-cell table:style-name="ce2" table:formula="of:=LOG([.J8];10)" office:value-type="float" office:value="-4.33478993674474">
            <text:p>-4.3347899367</text:p>
          </table:table-cell>
          <table:table-cell table:style-name="ce2"/>
          <table:table-cell table:style-name="ce2" table:formula="of:=[.J8]^(1/4)" office:value-type="float" office:value="0.0824712383569311">
            <text:p>0.0824712384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1">
          <table:table-cell table:style-name="ce1" office:value-type="string">
            <text:p>0.6</text:p>
          </table:table-cell>
          <table:table-cell table:style-name="ce2" office:value-type="float" office:value="1.32517062309117">
            <text:p>1.3251706231</text:p>
          </table:table-cell>
          <table:table-cell table:style-name="ce2" office:value-type="float" office:value="1.32505275069818">
            <text:p>1.3250527507</text:p>
          </table:table-cell>
          <table:table-cell table:style-name="ce2" table:formula="of:=LOG([.C9];10)" office:value-type="float" office:value="0.122233167994424">
            <text:p>0.1222331680</text:p>
          </table:table-cell>
          <table:table-cell table:style-name="ce2" office:value-type="float" office:value="1.315002">
            <text:p>1.3150020000</text:p>
          </table:table-cell>
          <table:table-cell table:style-name="ce2" table:formula="of:=LOG([.E9];10)" office:value-type="float" office:value="0.118926413349201">
            <text:p>0.1189264133</text:p>
          </table:table-cell>
          <table:table-cell table:style-name="ce2" office:value-type="float" office:value="2.56503274081077">
            <text:p>2.5650327408</text:p>
          </table:table-cell>
          <table:table-cell table:style-name="ce2" office:value-type="float" office:value="0.4658273">
            <text:p>0.4658273000</text:p>
          </table:table-cell>
          <table:table-cell table:style-name="ce2" table:formula="of:=LOG([.H9];10)" office:value-type="float" office:value="-0.331775063049236">
            <text:p>-0.3317750630</text:p>
          </table:table-cell>
          <table:table-cell table:style-name="ce2" table:formula="of:=([.B9]-[.C9])/[.B9]" office:value-type="float" office:value="0.0000889488424630458">
            <text:p>0.0000889488</text:p>
          </table:table-cell>
          <table:table-cell table:style-name="ce2" table:formula="of:=LOG([.J9];10)" office:value-type="float" office:value="-4.05085969924035">
            <text:p>-4.0508596992</text:p>
          </table:table-cell>
          <table:table-cell table:style-name="ce2"/>
          <table:table-cell table:style-name="ce2" table:formula="of:=[.J9]^(1/4)" office:value-type="float" office:value="0.0971147228708706">
            <text:p>0.0971147229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1">
          <table:table-cell table:style-name="ce1" office:value-type="string">
            <text:p>0.7</text:p>
          </table:table-cell>
          <table:table-cell table:style-name="ce2" office:value-type="float" office:value="1.32517062309117">
            <text:p>1.3251706231</text:p>
          </table:table-cell>
          <table:table-cell table:style-name="ce2" office:value-type="float" office:value="1.32495615480546">
            <text:p>1.3249561548</text:p>
          </table:table-cell>
          <table:table-cell table:style-name="ce2" table:formula="of:=LOG([.C10];10)" office:value-type="float" office:value="0.122201506921049">
            <text:p>0.1222015069</text:p>
          </table:table-cell>
          <table:table-cell table:style-name="ce2" office:value-type="float" office:value="1.31153446898772">
            <text:p>1.3115344690</text:p>
          </table:table-cell>
          <table:table-cell table:style-name="ce2" table:formula="of:=LOG([.E10];10)" office:value-type="float" office:value="0.117779708951877">
            <text:p>0.1177797090</text:p>
          </table:table-cell>
          <table:table-cell table:style-name="ce2" office:value-type="float" office:value="2.54426105572295">
            <text:p>2.5442610557</text:p>
          </table:table-cell>
          <table:table-cell table:style-name="ce2" office:value-type="float" office:value="0.536576">
            <text:p>0.5365760000</text:p>
          </table:table-cell>
          <table:table-cell table:style-name="ce2" table:formula="of:=LOG([.H10];10)" office:value-type="float" office:value="-0.270368756376461">
            <text:p>-0.2703687564</text:p>
          </table:table-cell>
          <table:table-cell table:style-name="ce2" table:formula="of:=([.B10]-[.C10])/[.B10]" office:value-type="float" office:value="0.000161842016396079">
            <text:p>0.0001618420</text:p>
          </table:table-cell>
          <table:table-cell table:style-name="ce2" table:formula="of:=LOG([.J10];10)" office:value-type="float" office:value="-3.79090871931143">
            <text:p>-3.7909087193</text:p>
          </table:table-cell>
          <table:table-cell table:style-name="ce2"/>
          <table:table-cell table:style-name="ce2" table:formula="of:=[.J10]^(1/4)" office:value-type="float" office:value="0.112790577467487">
            <text:p>0.1127905775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1">
          <table:table-cell table:style-name="ce1" office:value-type="string">
            <text:p>0.8</text:p>
          </table:table-cell>
          <table:table-cell table:style-name="ce2" office:value-type="float" office:value="1.32517062309117">
            <text:p>1.3251706231</text:p>
          </table:table-cell>
          <table:table-cell table:style-name="ce2" office:value-type="float" office:value="1.32481444021051">
            <text:p>1.3248144402</text:p>
          </table:table-cell>
          <table:table-cell table:style-name="ce2" table:formula="of:=LOG([.C11];10)" office:value-type="float" office:value="0.122155053188966">
            <text:p>0.1221550532</text:p>
          </table:table-cell>
          <table:table-cell table:style-name="ce2" office:value-type="float" office:value="1.30755525811404">
            <text:p>1.3075552581</text:p>
          </table:table-cell>
          <table:table-cell table:style-name="ce2" table:formula="of:=LOG([.E11];10)" office:value-type="float" office:value="0.116460051487235">
            <text:p>0.1164600515</text:p>
          </table:table-cell>
          <table:table-cell table:style-name="ce2" office:value-type="float" office:value="2.5207693388022">
            <text:p>2.5207693388</text:p>
          </table:table-cell>
          <table:table-cell table:style-name="ce2" office:value-type="float" office:value="0.6094642">
            <text:p>0.6094642000</text:p>
          </table:table-cell>
          <table:table-cell table:style-name="ce2" table:formula="of:=LOG([.H11];10)" office:value-type="float" office:value="-0.215051799806192">
            <text:p>-0.2150517998</text:p>
          </table:table-cell>
          <table:table-cell table:style-name="ce2" table:formula="of:=([.B11]-[.C11])/[.B11]" office:value-type="float" office:value="0.000268782656703572">
            <text:p>0.0002687827</text:p>
          </table:table-cell>
          <table:table-cell table:style-name="ce2" table:formula="of:=LOG([.J11];10)" office:value-type="float" office:value="-3.57059875771991">
            <text:p>-3.5705987577</text:p>
          </table:table-cell>
          <table:table-cell table:style-name="ce2"/>
          <table:table-cell table:style-name="ce2" table:formula="of:=[.J11]^(1/4)" office:value-type="float" office:value="0.128041369489008">
            <text:p>0.1280413695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1">
          <table:table-cell table:style-name="ce1" office:value-type="string">
            <text:p>0.9</text:p>
          </table:table-cell>
          <table:table-cell table:style-name="ce2" office:value-type="float" office:value="1.32517062309117">
            <text:p>1.3251706231</text:p>
          </table:table-cell>
          <table:table-cell table:style-name="ce2" office:value-type="float" office:value="1.32461253929976">
            <text:p>1.3246125393</text:p>
          </table:table-cell>
          <table:table-cell table:style-name="ce2" table:formula="of:=LOG([.C12];10)" office:value-type="float" office:value="0.122088861931552">
            <text:p>0.1220888619</text:p>
          </table:table-cell>
          <table:table-cell table:style-name="ce2" office:value-type="float" office:value="1.30303740325015">
            <text:p>1.3030374033</text:p>
          </table:table-cell>
          <table:table-cell table:style-name="ce2" table:formula="of:=LOG([.E12];10)" office:value-type="float" office:value="0.114956882168458">
            <text:p>0.1149568822</text:p>
          </table:table-cell>
          <table:table-cell table:style-name="ce2" office:value-type="float" office:value="2.49453874196848">
            <text:p>2.4945387420</text:p>
          </table:table-cell>
          <table:table-cell table:style-name="ce2" office:value-type="float" office:value="0.682112">
            <text:p>0.6821120000</text:p>
          </table:table-cell>
          <table:table-cell table:style-name="ce2" table:formula="of:=LOG([.H12];10)" office:value-type="float" office:value="-0.16614431011122">
            <text:p>-0.1661443101</text:p>
          </table:table-cell>
          <table:table-cell table:style-name="ce2" table:formula="of:=([.B12]-[.C12])/[.B12]" office:value-type="float" office:value="0.000421141083031293">
            <text:p>0.0004211411</text:p>
          </table:table-cell>
          <table:table-cell table:style-name="ce2" table:formula="of:=LOG([.J12];10)" office:value-type="float" office:value="-3.37557239034536">
            <text:p>-3.3755723903</text:p>
          </table:table-cell>
          <table:table-cell table:style-name="ce2"/>
          <table:table-cell table:style-name="ce2" table:formula="of:=[.J12]^(1/4)" office:value-type="float" office:value="0.143254047844422">
            <text:p>0.1432540478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1">
          <table:table-cell table:style-name="ce1" office:value-type="string">
            <text:p>0.95</text:p>
          </table:table-cell>
          <table:table-cell table:style-name="ce2" office:value-type="float" office:value="1.32517062309117">
            <text:p>1.3251706231</text:p>
          </table:table-cell>
          <table:table-cell table:style-name="ce2" office:value-type="float" office:value="1.32448262678338">
            <text:p>1.3244826268</text:p>
          </table:table-cell>
          <table:table-cell table:style-name="ce2" table:formula="of:=LOG([.C13];10)" office:value-type="float" office:value="0.122046266037104">
            <text:p>0.1220462660</text:p>
          </table:table-cell>
          <table:table-cell table:style-name="ce2" office:value-type="float" office:value="1.30056512939499">
            <text:p>1.3005651294</text:p>
          </table:table-cell>
          <table:table-cell table:style-name="ce2" table:formula="of:=LOG([.E13];10)" office:value-type="float" office:value="0.114132105573498">
            <text:p>0.1141321056</text:p>
          </table:table-cell>
          <table:table-cell table:style-name="ce2" office:value-type="float" office:value="2.48036964594495">
            <text:p>2.4803696459</text:p>
          </table:table-cell>
          <table:table-cell table:style-name="ce2" office:value-type="float" office:value="0.716722">
            <text:p>0.7167220000</text:p>
          </table:table-cell>
          <table:table-cell table:style-name="ce2" table:formula="of:=LOG([.H13];10)" office:value-type="float" office:value="-0.144649264524514">
            <text:p>-0.1446492645</text:p>
          </table:table-cell>
          <table:table-cell table:style-name="ce2" table:formula="of:=([.B13]-[.C13])/[.B13]" office:value-type="float" office:value="0.000519175641084669">
            <text:p>0.0005191756</text:p>
          </table:table-cell>
          <table:table-cell table:style-name="ce2" table:formula="of:=LOG([.J13];10)" office:value-type="float" office:value="-3.28468569215276">
            <text:p>-3.2846856922</text:p>
          </table:table-cell>
          <table:table-cell table:style-name="ce2"/>
          <table:table-cell table:style-name="ce2" table:formula="of:=[.J13]^(1/4)" office:value-type="float" office:value="0.150948421878657">
            <text:p>0.1509484219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1">
          <table:table-cell table:style-name="ce1" table:number-columns-repeated="8"/>
          <table:table-cell/>
          <table:table-cell table:style-name="ce1" table:number-columns-repeated="4"/>
          <table:table-cell table:number-columns-repeated="8"/>
        </table:table-row>
        <table:table-row table:style-name="ro1" table:number-rows-repeated="2">
          <table:table-cell table:style-name="ce1" table:number-columns-repeated="8"/>
          <table:table-cell table:number-columns-repeated="13"/>
        </table:table-row>
        <table:table-row table:style-name="ro1" table:number-rows-repeated="5">
          <table:table-cell table:number-columns-repeated="4"/>
          <table:table-cell table:style-name="ce1" table:number-columns-repeated="4"/>
          <table:table-cell table:number-columns-repeated="13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>
            <draw:frame table:end-cell-address="Sheet1.J44" table:end-x="0.163cm" table:end-y="0.454cm" draw:z-index="0" draw:style-name="gr1" draw:text-style-name="P1" svg:width="24.416cm" svg:height="9.006cm" svg:x="0.191cm" svg:y="0.028cm">
              <draw:object draw:notify-on-update-of-ranges="Sheet1.H5:Sheet1.H13 Sheet1.J1:Sheet1.J4 Sheet1.J5:Sheet1.J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Sheet1.Q45" table:end-x="1.658cm" table:end-y="0.107cm" draw:z-index="1" draw:style-name="gr1" draw:text-style-name="P1" svg:width="18.346cm" svg:height="9.006cm" svg:x="2.723cm" svg:y="0.133cm">
              <draw:object draw:notify-on-update-of-ranges="Sheet1.H3:Sheet1.H4 Sheet1.H5:Sheet1.H13 Sheet1.M3:Sheet1.M4 Sheet1.M5:Sheet1.M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Sheet1.Y45" table:end-x="0.417cm" table:end-y="0.16cm" draw:z-index="4" draw:style-name="gr1" draw:text-style-name="P1" svg:width="16.018cm" svg:height="9.006cm" svg:x="0.206cm" svg:y="0.186cm">
              <draw:object draw:notify-on-update-of-ranges="Sheet1.C1:Sheet1.C4 Sheet1.C5:Sheet1.C13 Sheet1.G1:Sheet1.G4 Sheet1.G5:Sheet1.G1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22">
          <table:table-cell table:number-columns-repeated="21"/>
        </table:table-row>
        <table:table-row table:style-name="ro1">
          <table:table-cell/>
          <table:table-cell>
            <draw:frame table:end-cell-address="Sheet1.J68" table:end-x="0.106cm" table:end-y="0.055cm" draw:z-index="2" draw:style-name="gr1" draw:text-style-name="P1" svg:width="24.443cm" svg:height="9.006cm" svg:x="0.107cm" svg:y="0.081cm">
              <draw:object draw:notify-on-update-of-ranges="Sheet1.I5:Sheet1.I13 Sheet1.K1:Sheet1.K4 Sheet1.K5:Sheet1.K1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Sheet1.P67" table:end-x="1.784cm" table:end-y="0.426cm" draw:z-index="6" draw:style-name="gr1" draw:text-style-name="P1" svg:width="15.99cm" svg:height="9.006cm" svg:x="2.947cm" svg:y="0.001cm">
              <draw:object draw:notify-on-update-of-ranges="Sheet1.H1:Sheet1.H1 Sheet1.H2:Sheet1.H13 Sheet1.J1:Sheet1.J1 Sheet1.J2:Sheet1.J13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"/>
          <table:table-cell>
            <draw:frame table:end-cell-address="Sheet1.X68" table:end-x="1.313cm" table:end-y="0.028cm" draw:z-index="5" draw:style-name="gr1" draw:text-style-name="P1" svg:width="16.018cm" svg:height="9.006cm" svg:x="1.102cm" svg:y="0.054cm">
              <draw:object draw:notify-on-update-of-ranges="Sheet1.E1:Sheet1.E4 Sheet1.E5:Sheet1.E13 Sheet1.G1:Sheet1.G4 Sheet1.G5:Sheet1.G1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104852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number-style style:name="N126">
      <number:number number:decimal-places="8" number:min-integer-digits="1"/>
    </number:number-style>
    <number:number-style style:name="N127">
      <number:number number:decimal-places="10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01">09/01/2025</text:date>, <text:time>18:0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3H20M42S</meta:editing-duration>
    <meta:editing-cycles>24</meta:editing-cycles>
    <meta:generator>OpenOffice/4.1.15$Win32 OpenOffice.org_project/4115m2$Build-9813</meta:generator>
    <dc:date>2025-09-01T18:01:46.05</dc:date>
    <dc:creator>Hugo </dc:creator>
    <meta:document-statistic meta:table-count="3" meta:cell-count="147" meta:object-count="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27">
      <number:number number: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417cm" svg:height="9.007cm" xlink:href=".." xlink:type="simple" chart:class="chart:scatter" chart:style-name="ch1">
        <chart:legend chart:legend-position="end" svg:x="18.344cm" svg:y="3.979cm" style:legend-expansion="high" chart:style-name="ch2"/>
        <chart:plot-area chart:style-name="ch3" table:cell-range-address="Sheet1.H5:Sheet1.H13 Sheet1.J1:Sheet1.J13" chart:data-source-has-labels="row" svg:x="0.938cm" svg:y="0.855cm" svg:width="16.43cm" svg:height="7.552cm">
          <chartooo:coordinate-region svg:x="3.332cm" svg:y="1.067cm" svg:width="12.963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5:Sheet1.J13" chart:label-cell-address="Sheet1.J1:Sheet1.J4" chart:class="chart:scatter">
            <chart:domain table:cell-range-address="Sheet1.H5:Sheet1.H13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(mu* - Lambda)/mu* 0.0000000000 0.0000000093 0.0000000090</text:p>
                <text:list>
                  <text:list-item>
                    <text:p>(mu* - Lambda)/mu*</text:p>
                  </text:list-item>
                  <text:list-item>
                    <text:p>0.0000000000</text:p>
                  </text:list-item>
                  <text:list-item>
                    <text:p>0.0000000093</text:p>
                  </text:list-item>
                  <text:list-item>
                    <text:p>0.0000000090</text:p>
                  </text:list-item>
                </text:list>
                <draw:g>
                  <svg:desc>Sheet1.J1:Sheet1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7819">
                <text:p>0.167819</text:p>
                <draw:g>
                  <svg:desc>Sheet1.H5:Sheet1.H13</svg:desc>
                </draw:g>
              </table:table-cell>
              <table:table-cell office:value-type="float" office:value="0.000000849414422839356">
                <text:p>0.000000849414422839356</text:p>
                <draw:g>
                  <svg:desc>Sheet1.J5:Sheet1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63979">
                <text:p>0.2463979</text:p>
              </table:table-cell>
              <table:table-cell office:value-type="float" office:value="0.00000672783000509076">
                <text:p>0.00000672783000509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1906">
                <text:p>0.321906</text:p>
              </table:table-cell>
              <table:table-cell office:value-type="float" office:value="0.0000190595256110541">
                <text:p>0.00001905952561105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4781">
                <text:p>0.394781</text:p>
              </table:table-cell>
              <table:table-cell office:value-type="float" office:value="0.0000462604723888052">
                <text:p>0.0000462604723888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58273">
                <text:p>0.4658273</text:p>
              </table:table-cell>
              <table:table-cell office:value-type="float" office:value="0.0000889488424630458">
                <text:p>0.0000889488424630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6576">
                <text:p>0.536576</text:p>
              </table:table-cell>
              <table:table-cell office:value-type="float" office:value="0.000161842016396079">
                <text:p>0.000161842016396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94642">
                <text:p>0.6094642</text:p>
              </table:table-cell>
              <table:table-cell office:value-type="float" office:value="0.000268782656703572">
                <text:p>0.000268782656703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2112">
                <text:p>0.682112</text:p>
              </table:table-cell>
              <table:table-cell office:value-type="float" office:value="0.000421141083031293">
                <text:p>0.000421141083031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6722">
                <text:p>0.716722</text:p>
              </table:table-cell>
              <table:table-cell office:value-type="float" office:value="0.000519175641084669">
                <text:p>0.0005191756410846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27">
      <number:number number: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347cm" svg:height="9.007cm" xlink:href=".." xlink:type="simple" chart:class="chart:scatter" chart:style-name="ch1">
        <chart:legend chart:legend-position="end" svg:x="13.2cm" svg:y="4.191cm" style:legend-expansion="high" chart:style-name="ch2"/>
        <chart:plot-area chart:style-name="ch3" table:cell-range-address="Sheet1.H3:Sheet1.H13 Sheet1.M3:Sheet1.M13" chart:data-source-has-labels="row" svg:x="0.816cm" svg:y="0.855cm" svg:width="11.652cm" svg:height="7.552cm">
          <chartooo:coordinate-region svg:x="3.21cm" svg:y="1.067cm" svg:width="8.185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5:Sheet1.M13" chart:label-cell-address="Sheet1.M3:Sheet1.M4" chart:class="chart:scatter">
            <chart:domain table:cell-range-address="Sheet1.H5:Sheet1.H13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0.0098175333 0.0097347809</text:p>
                <text:list>
                  <text:list-item>
                    <text:p>0.0098175333</text:p>
                  </text:list-item>
                  <text:list-item>
                    <text:p>0.0097347809</text:p>
                  </text:list-item>
                </text:list>
                <draw:g>
                  <svg:desc>Sheet1.M3:Sheet1.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7819">
                <text:p>0.167819</text:p>
                <draw:g>
                  <svg:desc>Sheet1.H5:Sheet1.H13</svg:desc>
                </draw:g>
              </table:table-cell>
              <table:table-cell office:value-type="float" office:value="0.0303584719182519">
                <text:p>0.0303584719182519</text:p>
                <draw:g>
                  <svg:desc>Sheet1.M5:Sheet1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63979">
                <text:p>0.2463979</text:p>
              </table:table-cell>
              <table:table-cell office:value-type="float" office:value="0.0509294225837319">
                <text:p>0.05092942258373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1906">
                <text:p>0.321906</text:p>
              </table:table-cell>
              <table:table-cell office:value-type="float" office:value="0.0660736078916819">
                <text:p>0.0660736078916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4781">
                <text:p>0.394781</text:p>
              </table:table-cell>
              <table:table-cell office:value-type="float" office:value="0.0824712383569311">
                <text:p>0.08247123835693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58273">
                <text:p>0.4658273</text:p>
              </table:table-cell>
              <table:table-cell office:value-type="float" office:value="0.0971147228708706">
                <text:p>0.09711472287087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6576">
                <text:p>0.536576</text:p>
              </table:table-cell>
              <table:table-cell office:value-type="float" office:value="0.112790577467487">
                <text:p>0.1127905774674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94642">
                <text:p>0.6094642</text:p>
              </table:table-cell>
              <table:table-cell office:value-type="float" office:value="0.128041369489008">
                <text:p>0.128041369489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2112">
                <text:p>0.682112</text:p>
              </table:table-cell>
              <table:table-cell office:value-type="float" office:value="0.143254047844422">
                <text:p>0.1432540478444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6722">
                <text:p>0.716722</text:p>
              </table:table-cell>
              <table:table-cell office:value-type="float" office:value="0.150948421878657">
                <text:p>0.1509484218786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27">
      <number:number number: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444cm" svg:height="9.007cm" xlink:href=".." xlink:type="simple" chart:class="chart:scatter" chart:style-name="ch1">
        <chart:legend chart:legend-position="end" svg:x="18.424cm" svg:y="3.979cm" style:legend-expansion="high" chart:style-name="ch2"/>
        <chart:plot-area chart:style-name="ch3" table:cell-range-address="Sheet1.I5:Sheet1.I13 Sheet1.K1:Sheet1.K13" chart:data-source-has-labels="row" svg:x="0.938cm" svg:y="0.855cm" svg:width="16.51cm" svg:height="7.552cm">
          <chartooo:coordinate-region svg:x="2.063cm" svg:y="1.067cm" svg:width="14.312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5:Sheet1.K13" chart:label-cell-address="Sheet1.K1:Sheet1.K4" chart:class="chart:scatter">
            <chart:domain table:cell-range-address="Sheet1.I5:Sheet1.I13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log(mu* - Lambda) -8.0319904689 -8.0466952820</text:p>
                <text:list>
                  <text:list-item>
                    <text:p>log(mu* - Lambda)</text:p>
                  </text:list-item>
                  <text:list-item>
                    <text:p/>
                  </text:list-item>
                  <text:list-item>
                    <text:p>-8.0319904689</text:p>
                  </text:list-item>
                  <text:list-item>
                    <text:p>-8.0466952820</text:p>
                  </text:list-item>
                </text:list>
                <draw:g>
                  <svg:desc>Sheet1.K1:Sheet1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775158871111447">
                <text:p>-0.775158871111447</text:p>
                <draw:g>
                  <svg:desc>Sheet1.I5:Sheet1.I13</svg:desc>
                </draw:g>
              </table:table-cell>
              <table:table-cell office:value-type="float" office:value="-6.07088036907366">
                <text:p>-6.07088036907366</text:p>
                <draw:g>
                  <svg:desc>Sheet1.K5:Sheet1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60836299789681">
                <text:p>-0.60836299789681</text:p>
              </table:table-cell>
              <table:table-cell office:value-type="float" office:value="-5.17212499057277">
                <text:p>-5.17212499057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92270928432104">
                <text:p>-0.492270928432104</text:p>
              </table:table-cell>
              <table:table-cell office:value-type="float" office:value="-4.71988791309252">
                <text:p>-4.71988791309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03643757202297">
                <text:p>-0.403643757202297</text:p>
              </table:table-cell>
              <table:table-cell office:value-type="float" office:value="-4.33478993674474">
                <text:p>-4.33478993674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31775063049236">
                <text:p>-0.331775063049236</text:p>
              </table:table-cell>
              <table:table-cell office:value-type="float" office:value="-4.05085969924035">
                <text:p>-4.05085969924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70368756376461">
                <text:p>-0.270368756376461</text:p>
              </table:table-cell>
              <table:table-cell office:value-type="float" office:value="-3.79090871931143">
                <text:p>-3.79090871931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15051799806192">
                <text:p>-0.215051799806192</text:p>
              </table:table-cell>
              <table:table-cell office:value-type="float" office:value="-3.57059875771991">
                <text:p>-3.57059875771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6614431011122">
                <text:p>-0.16614431011122</text:p>
              </table:table-cell>
              <table:table-cell office:value-type="float" office:value="-3.37557239034536">
                <text:p>-3.37557239034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44649264524514">
                <text:p>-0.144649264524514</text:p>
              </table:table-cell>
              <table:table-cell office:value-type="float" office:value="-3.28468569215276">
                <text:p>-3.284685692152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27">
      <number:number number: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8cm" xlink:href=".." xlink:type="simple" chart:class="chart:scatter" chart:style-name="ch1">
        <chart:legend chart:legend-position="end" svg:x="13.737cm" svg:y="4.178cm" style:legend-expansion="high" chart:style-name="ch2"/>
        <chart:plot-area chart:style-name="ch3" table:cell-range-address="Sheet1.C5:Sheet1.C13 Sheet1.E5:Sheet1.E13" svg:x="0.77cm" svg:y="0.851cm" svg:width="12.327cm" svg:height="7.53cm">
          <chartooo:coordinate-region svg:x="2.795cm" svg:y="1.064cm" svg:width="9.415cm" svg:height="6.6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5:Sheet1.E13" chart:class="chart:scatter">
            <chart:domain table:cell-range-address="Sheet1.C5:Sheet1.C13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2516949747213">
                <text:p>1.32516949747213</text:p>
                <draw:g>
                  <svg:desc>Sheet1.C5:Sheet1.C13</svg:desc>
                </draw:g>
              </table:table-cell>
              <table:table-cell office:value-type="float" office:value="1.32391697389185">
                <text:p>1.32391697389185</text:p>
                <draw:g>
                  <svg:desc>Sheet1.E5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2516170756849">
                <text:p>1.32516170756849</text:p>
              </table:table-cell>
              <table:table-cell office:value-type="float" office:value="1.32244263763339">
                <text:p>1.322442637633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2514536596774">
                <text:p>1.32514536596774</text:p>
              </table:table-cell>
              <table:table-cell office:value-type="float" office:value="1.32045546468924">
                <text:p>1.32045546468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2510932007215">
                <text:p>1.32510932007215</text:p>
              </table:table-cell>
              <table:table-cell office:value-type="float" office:value="1.31797344394952">
                <text:p>1.31797344394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2505275069818">
                <text:p>1.32505275069818</text:p>
              </table:table-cell>
              <table:table-cell office:value-type="float" office:value="1.315002">
                <text:p>1.315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2495615480546">
                <text:p>1.32495615480546</text:p>
              </table:table-cell>
              <table:table-cell office:value-type="float" office:value="1.31153446898772">
                <text:p>1.31153446898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2481444021051">
                <text:p>1.32481444021051</text:p>
              </table:table-cell>
              <table:table-cell office:value-type="float" office:value="1.30755525811404">
                <text:p>1.30755525811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2461253929976">
                <text:p>1.32461253929976</text:p>
              </table:table-cell>
              <table:table-cell office:value-type="float" office:value="1.30303740325015">
                <text:p>1.30303740325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2448262678338">
                <text:p>1.32448262678338</text:p>
              </table:table-cell>
              <table:table-cell office:value-type="float" office:value="1.30056512939499">
                <text:p>1.300565129394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27">
      <number:number number: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7cm" xlink:href=".." xlink:type="simple" chart:class="chart:scatter" chart:style-name="ch1">
        <chart:legend chart:legend-position="end" svg:x="12.539cm" svg:y="3.979cm" style:legend-expansion="high" chart:style-name="ch2"/>
        <chart:plot-area chart:style-name="ch3" table:cell-range-address="Sheet1.C1:Sheet1.C13 Sheet1.G1:Sheet1.G13" chart:data-source-has-labels="row" svg:x="0.77cm" svg:y="0.855cm" svg:width="11.129cm" svg:height="7.552cm">
          <chartooo:coordinate-region svg:x="3.164cm" svg:y="1.068cm" svg:width="7.662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5:Sheet1.G13" chart:label-cell-address="Sheet1.G1:Sheet1.G4" chart:class="chart:scatter">
            <chart:domain table:cell-range-address="Sheet1.C5:Sheet1.C13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u 2.6270753896 2.6255579311</text:p>
                <text:list>
                  <text:list-item>
                    <text:p>nu</text:p>
                  </text:list-item>
                  <text:list-item>
                    <text:p/>
                  </text:list-item>
                  <text:list-item>
                    <text:p>2.6270753896</text:p>
                  </text:list-item>
                  <text:list-item>
                    <text:p>2.6255579311</text:p>
                  </text:list-item>
                </text:list>
                <draw:g>
                  <svg:desc>Sheet1.G1:Sheet1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2516949747213">
                <text:p>1.32516949747213</text:p>
                <draw:g>
                  <svg:desc>Sheet1.C5:Sheet1.C13</svg:desc>
                </draw:g>
              </table:table-cell>
              <table:table-cell office:value-type="float" office:value="2.6197506745858">
                <text:p>2.6197506745858</text:p>
                <draw:g>
                  <svg:desc>Sheet1.G5:Sheet1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2516170756849">
                <text:p>1.32516170756849</text:p>
              </table:table-cell>
              <table:table-cell office:value-type="float" office:value="2.61055709288362">
                <text:p>2.61055709288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2514536596774">
                <text:p>1.32514536596774</text:p>
              </table:table-cell>
              <table:table-cell office:value-type="float" office:value="2.59827029434691">
                <text:p>2.598270294346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2510932007215">
                <text:p>1.32510932007215</text:p>
              </table:table-cell>
              <table:table-cell office:value-type="float" office:value="2.58304489332025">
                <text:p>2.58304489332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2505275069818">
                <text:p>1.32505275069818</text:p>
              </table:table-cell>
              <table:table-cell office:value-type="float" office:value="2.56503274081077">
                <text:p>2.56503274081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2495615480546">
                <text:p>1.32495615480546</text:p>
              </table:table-cell>
              <table:table-cell office:value-type="float" office:value="2.54426105572295">
                <text:p>2.54426105572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2481444021051">
                <text:p>1.32481444021051</text:p>
              </table:table-cell>
              <table:table-cell office:value-type="float" office:value="2.5207693388022">
                <text:p>2.52076933880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2461253929976">
                <text:p>1.32461253929976</text:p>
              </table:table-cell>
              <table:table-cell office:value-type="float" office:value="2.49453874196848">
                <text:p>2.49453874196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2448262678338">
                <text:p>1.32448262678338</text:p>
              </table:table-cell>
              <table:table-cell office:value-type="float" office:value="2.48036964594495">
                <text:p>2.480369645944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27">
      <number:number number: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7cm" xlink:href=".." xlink:type="simple" chart:class="chart:scatter" chart:style-name="ch1">
        <chart:legend chart:legend-position="end" svg:x="12.539cm" svg:y="3.979cm" style:legend-expansion="high" chart:style-name="ch2"/>
        <chart:plot-area chart:style-name="ch3" table:cell-range-address="Sheet1.E1:Sheet1.E13 Sheet1.G1:Sheet1.G13" chart:data-source-has-labels="row" svg:x="0.77cm" svg:y="0.855cm" svg:width="11.129cm" svg:height="7.552cm">
          <chartooo:coordinate-region svg:x="3.164cm" svg:y="1.068cm" svg:width="7.662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5:Sheet1.G13" chart:label-cell-address="Sheet1.G1:Sheet1.G4" chart:class="chart:scatter">
            <chart:domain table:cell-range-address="Sheet1.E5:Sheet1.E13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nu 2.6270753896 2.6255579311</text:p>
                <text:list>
                  <text:list-item>
                    <text:p>nu</text:p>
                  </text:list-item>
                  <text:list-item>
                    <text:p/>
                  </text:list-item>
                  <text:list-item>
                    <text:p>2.6270753896</text:p>
                  </text:list-item>
                  <text:list-item>
                    <text:p>2.6255579311</text:p>
                  </text:list-item>
                </text:list>
                <draw:g>
                  <svg:desc>Sheet1.G1:Sheet1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2391697389185">
                <text:p>1.32391697389185</text:p>
                <draw:g>
                  <svg:desc>Sheet1.E5:Sheet1.E13</svg:desc>
                </draw:g>
              </table:table-cell>
              <table:table-cell office:value-type="float" office:value="2.6197506745858">
                <text:p>2.6197506745858</text:p>
                <draw:g>
                  <svg:desc>Sheet1.G5:Sheet1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2244263763339">
                <text:p>1.32244263763339</text:p>
              </table:table-cell>
              <table:table-cell office:value-type="float" office:value="2.61055709288362">
                <text:p>2.61055709288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2045546468924">
                <text:p>1.32045546468924</text:p>
              </table:table-cell>
              <table:table-cell office:value-type="float" office:value="2.59827029434691">
                <text:p>2.598270294346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1797344394952">
                <text:p>1.31797344394952</text:p>
              </table:table-cell>
              <table:table-cell office:value-type="float" office:value="2.58304489332025">
                <text:p>2.58304489332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15002">
                <text:p>1.315002</text:p>
              </table:table-cell>
              <table:table-cell office:value-type="float" office:value="2.56503274081077">
                <text:p>2.56503274081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1153446898772">
                <text:p>1.31153446898772</text:p>
              </table:table-cell>
              <table:table-cell office:value-type="float" office:value="2.54426105572295">
                <text:p>2.54426105572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0755525811404">
                <text:p>1.30755525811404</text:p>
              </table:table-cell>
              <table:table-cell office:value-type="float" office:value="2.5207693388022">
                <text:p>2.52076933880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0303740325015">
                <text:p>1.30303740325015</text:p>
              </table:table-cell>
              <table:table-cell office:value-type="float" office:value="2.49453874196848">
                <text:p>2.49453874196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0056512939499">
                <text:p>1.30056512939499</text:p>
              </table:table-cell>
              <table:table-cell office:value-type="float" office:value="2.48036964594495">
                <text:p>2.480369645944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27">
      <number:number number: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1cm" svg:height="9.007cm" xlink:href=".." xlink:type="simple" chart:class="chart:scatter" chart:style-name="ch1">
        <chart:legend chart:legend-position="end" svg:x="12.167cm" svg:y="4.191cm" style:legend-expansion="high" chart:style-name="ch2"/>
        <chart:plot-area chart:style-name="ch3" table:cell-range-address="Sheet1.H1:Sheet1.H13 Sheet1.J1:Sheet1.J13" chart:data-source-has-labels="row" svg:x="0.769cm" svg:y="0.855cm" svg:width="10.76cm" svg:height="7.552cm">
          <chartooo:coordinate-region svg:x="3.163cm" svg:y="1.067cm" svg:width="7.293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13" chart:label-cell-address="Sheet1.J1:Sheet1.J1" chart:class="chart:scatter">
            <chart:domain table:cell-range-address="Sheet1.H2:Sheet1.H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(mu* - Lambda)/mu*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2:Sheet1.H13</svg:desc>
                </draw:g>
              </table:table-cell>
              <table:table-cell office:value-type="float" office:value="0">
                <text:p>0</text:p>
                <draw:g>
                  <svg:desc>Sheet1.J2:Sheet1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34275892252">
                <text:p>0.0434275892252</text:p>
              </table:table-cell>
              <table:table-cell office:value-type="float" office:value="0.00000000928986774258564">
                <text:p>0.00000000928986774258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58288655549">
                <text:p>0.0858288655549</text:p>
              </table:table-cell>
              <table:table-cell office:value-type="float" office:value="0.00000000898058686612418">
                <text:p>0.00000000898058686612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7819">
                <text:p>0.167819</text:p>
              </table:table-cell>
              <table:table-cell office:value-type="float" office:value="0.000000849414422839356">
                <text:p>0.000000849414422839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63979">
                <text:p>0.2463979</text:p>
              </table:table-cell>
              <table:table-cell office:value-type="float" office:value="0.00000672783000509076">
                <text:p>0.000006727830005090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1906">
                <text:p>0.321906</text:p>
              </table:table-cell>
              <table:table-cell office:value-type="float" office:value="0.0000190595256110541">
                <text:p>0.0000190595256110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4781">
                <text:p>0.394781</text:p>
              </table:table-cell>
              <table:table-cell office:value-type="float" office:value="0.0000462604723888052">
                <text:p>0.0000462604723888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58273">
                <text:p>0.4658273</text:p>
              </table:table-cell>
              <table:table-cell office:value-type="float" office:value="0.0000889488424630458">
                <text:p>0.0000889488424630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6576">
                <text:p>0.536576</text:p>
              </table:table-cell>
              <table:table-cell office:value-type="float" office:value="0.000161842016396079">
                <text:p>0.000161842016396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94642">
                <text:p>0.6094642</text:p>
              </table:table-cell>
              <table:table-cell office:value-type="float" office:value="0.000268782656703572">
                <text:p>0.000268782656703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82112">
                <text:p>0.682112</text:p>
              </table:table-cell>
              <table:table-cell office:value-type="float" office:value="0.000421141083031293">
                <text:p>0.000421141083031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6722">
                <text:p>0.716722</text:p>
              </table:table-cell>
              <table:table-cell office:value-type="float" office:value="0.000519175641084669">
                <text:p>0.0005191756410846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